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3.90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951cm"/>
    </style:style>
    <style:style style:name="co6" style:family="table-column">
      <style:table-column-properties fo:break-before="auto" style:column-width="3.443cm"/>
    </style:style>
    <style:style style:name="co7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143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2.896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3.552cm"/>
    </style:style>
    <style:style style:name="co16" style:family="table-column">
      <style:table-column-properties fo:break-before="auto" style:column-width="3.717cm"/>
    </style:style>
    <style:style style:name="co17" style:family="table-column">
      <style:table-column-properties fo:break-before="auto" style:column-width="3.745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3.224cm"/>
    </style:style>
    <style:style style:name="co20" style:family="table-column">
      <style:table-column-properties fo:break-before="auto" style:column-width="3.198cm"/>
    </style:style>
    <style:style style:name="co21" style:family="table-column">
      <style:table-column-properties fo:break-before="auto" style:column-width="3.115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row table:style-name="ro1">
          <table:table-cell office:value-type="string">
            <text:p>RevisionNumber</text:p>
          </table:table-cell>
          <table:table-cell office:value-type="string">
            <text:p>ControllersLOC</text:p>
          </table:table-cell>
          <table:table-cell office:value-type="string">
            <text:p>ControllersClasses</text:p>
          </table:table-cell>
          <table:table-cell office:value-type="string">
            <text:p>ControllersMethods</text:p>
          </table:table-cell>
          <table:table-cell office:value-type="string">
            <text:p>HelpersLOC</text:p>
          </table:table-cell>
          <table:table-cell office:value-type="string">
            <text:p>HelpersClasses</text:p>
          </table:table-cell>
          <table:table-cell office:value-type="string">
            <text:p>HelpersMethods</text:p>
          </table:table-cell>
          <table:table-cell office:value-type="string">
            <text:p>ModelsLOC</text:p>
          </table:table-cell>
          <table:table-cell office:value-type="string">
            <text:p>ModelsClasses</text:p>
          </table:table-cell>
          <table:table-cell office:value-type="string">
            <text:p>ModelsMethods</text:p>
          </table:table-cell>
          <table:table-cell office:value-type="string">
            <text:p>LibrariesLOC</text:p>
          </table:table-cell>
          <table:table-cell office:value-type="string">
            <text:p>LibrariesClasses</text:p>
          </table:table-cell>
          <table:table-cell office:value-type="string">
            <text:p>LibrariesMethods</text:p>
          </table:table-cell>
          <table:table-cell office:value-type="string">
            <text:p>IntegrationTestsLOC</text:p>
          </table:table-cell>
          <table:table-cell office:value-type="string">
            <text:p>IntegrationTestsClasses</text:p>
          </table:table-cell>
          <table:table-cell office:value-type="string">
            <text:p>IntegrationTestsMethods</text:p>
          </table:table-cell>
          <table:table-cell office:value-type="string">
            <text:p>FunctionalTestLOC</text:p>
          </table:table-cell>
          <table:table-cell office:value-type="string">
            <text:p>FunctionalTestClasses</text:p>
          </table:table-cell>
          <table:table-cell office:value-type="string">
            <text:p>FunctionalTestMethods</text:p>
          </table:table-cell>
          <table:table-cell office:value-type="string">
            <text:p>UnitTestsLOC</text:p>
          </table:table-cell>
          <table:table-cell office:value-type="string">
            <text:p>UnitTestsClasses</text:p>
          </table:table-cell>
          <table:table-cell office:value-type="string">
            <text:p>UnitTestsMethods</text:p>
          </table:table-cell>
          <table:table-cell office:value-type="string">
            <text:p>TotalLOC</text:p>
          </table:table-cell>
          <table:table-cell office:value-type="string">
            <text:p>TotalClasses</text:p>
          </table:table-cell>
          <table:table-cell office:value-type="string">
            <text:p>TotalMethod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20">
            <text:p>2120</text:p>
          </table:table-cell>
          <table:table-cell office:value-type="float" office:value="36">
            <text:p>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20">
            <text:p>2120</text:p>
          </table:table-cell>
          <table:table-cell office:value-type="float" office:value="36">
            <text:p>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150">
            <text:p>2150</text:p>
          </table:table-cell>
          <table:table-cell office:value-type="float" office:value="36">
            <text:p>3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158">
            <text:p>2158</text:p>
          </table:table-cell>
          <table:table-cell office:value-type="float" office:value="38">
            <text:p>3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194">
            <text:p>2194</text:p>
          </table:table-cell>
          <table:table-cell office:value-type="float" office:value="38">
            <text:p>3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20">
            <text:p>2220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55">
            <text:p>855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18">
            <text:p>2218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16">
            <text:p>2216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33">
            <text:p>33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268">
            <text:p>2268</text:p>
          </table:table-cell>
          <table:table-cell office:value-type="float" office:value="38">
            <text:p>38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328">
            <text:p>2328</text:p>
          </table:table-cell>
          <table:table-cell office:value-type="float" office:value="38">
            <text:p>3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389">
            <text:p>2389</text:p>
          </table:table-cell>
          <table:table-cell office:value-type="float" office:value="39">
            <text:p>3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389">
            <text:p>2389</text:p>
          </table:table-cell>
          <table:table-cell office:value-type="float" office:value="39">
            <text:p>3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428">
            <text:p>2428</text:p>
          </table:table-cell>
          <table:table-cell office:value-type="float" office:value="39">
            <text:p>3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318">
            <text:p>2318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76">
            <text:p>2676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81">
            <text:p>2681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81">
            <text:p>2681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76">
            <text:p>2376</text:p>
          </table:table-cell>
          <table:table-cell office:value-type="float" office:value="46">
            <text:p>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76">
            <text:p>2376</text:p>
          </table:table-cell>
          <table:table-cell office:value-type="float" office:value="46">
            <text:p>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7">
            <text:p>777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10">
            <text:p>2410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09">
            <text:p>2409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09">
            <text:p>2409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25">
            <text:p>2425</text:p>
          </table:table-cell>
          <table:table-cell office:value-type="float" office:value="46">
            <text:p>4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76">
            <text:p>776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38">
            <text:p>2338</text:p>
          </table:table-cell>
          <table:table-cell office:value-type="float" office:value="46">
            <text:p>4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7">
            <text:p>47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481">
            <text:p>2481</text:p>
          </table:table-cell>
          <table:table-cell office:value-type="float" office:value="47">
            <text:p>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481">
            <text:p>2481</text:p>
          </table:table-cell>
          <table:table-cell office:value-type="float" office:value="47">
            <text:p>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5">
            <text:p>585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503">
            <text:p>2503</text:p>
          </table:table-cell>
          <table:table-cell office:value-type="float" office:value="49">
            <text:p>49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835">
            <text:p>2835</text:p>
          </table:table-cell>
          <table:table-cell office:value-type="float" office:value="61">
            <text:p>6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830">
            <text:p>2830</text:p>
          </table:table-cell>
          <table:table-cell office:value-type="float" office:value="61">
            <text:p>6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3">
            <text:p>853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14">
            <text:p>2914</text:p>
          </table:table-cell>
          <table:table-cell office:value-type="float" office:value="63">
            <text:p>63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46">
            <text:p>2946</text:p>
          </table:table-cell>
          <table:table-cell office:value-type="float" office:value="63">
            <text:p>6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54">
            <text:p>2954</text:p>
          </table:table-cell>
          <table:table-cell office:value-type="float" office:value="63">
            <text:p>6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68">
            <text:p>2968</text:p>
          </table:table-cell>
          <table:table-cell office:value-type="float" office:value="63">
            <text:p>63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79">
            <text:p>2979</text:p>
          </table:table-cell>
          <table:table-cell office:value-type="float" office:value="63">
            <text:p>63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8">
            <text:p>858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051">
            <text:p>3051</text:p>
          </table:table-cell>
          <table:table-cell office:value-type="float" office:value="63">
            <text:p>6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79">
            <text:p>879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072">
            <text:p>3072</text:p>
          </table:table-cell>
          <table:table-cell office:value-type="float" office:value="63">
            <text:p>6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91">
            <text:p>89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24">
            <text:p>624</text:p>
          </table:table-cell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89">
            <text:p>3189</text:p>
          </table:table-cell>
          <table:table-cell office:value-type="float" office:value="64">
            <text:p>64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76">
            <text:p>87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99">
            <text:p>3199</text:p>
          </table:table-cell>
          <table:table-cell office:value-type="float" office:value="64">
            <text:p>64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74">
            <text:p>874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61">
            <text:p>661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38">
            <text:p>3338</text:p>
          </table:table-cell>
          <table:table-cell office:value-type="float" office:value="64">
            <text:p>64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0">
            <text:p>920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85">
            <text:p>3385</text:p>
          </table:table-cell>
          <table:table-cell office:value-type="float" office:value="62">
            <text:p>62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12">
            <text:p>3412</text:p>
          </table:table-cell>
          <table:table-cell office:value-type="float" office:value="62">
            <text:p>6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11">
            <text:p>3411</text:p>
          </table:table-cell>
          <table:table-cell office:value-type="float" office:value="62">
            <text:p>6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9">
            <text:p>659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00">
            <text:p>3400</text:p>
          </table:table-cell>
          <table:table-cell office:value-type="float" office:value="62">
            <text:p>6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99">
            <text:p>3399</text:p>
          </table:table-cell>
          <table:table-cell office:value-type="float" office:value="62">
            <text:p>6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86">
            <text:p>68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31">
            <text:p>3431</text:p>
          </table:table-cell>
          <table:table-cell office:value-type="float" office:value="62">
            <text:p>6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50">
            <text:p>3450</text:p>
          </table:table-cell>
          <table:table-cell office:value-type="float" office:value="62">
            <text:p>6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73">
            <text:p>3473</text:p>
          </table:table-cell>
          <table:table-cell office:value-type="float" office:value="62">
            <text:p>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0">
            <text:p>710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87">
            <text:p>3487</text:p>
          </table:table-cell>
          <table:table-cell office:value-type="float" office:value="62">
            <text:p>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68">
            <text:p>768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509">
            <text:p>3509</text:p>
          </table:table-cell>
          <table:table-cell office:value-type="float" office:value="62">
            <text:p>6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73">
            <text:p>773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514">
            <text:p>3514</text:p>
          </table:table-cell>
          <table:table-cell office:value-type="float" office:value="62">
            <text:p>6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66">
            <text:p>766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93">
            <text:p>79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3581">
            <text:p>3581</text:p>
          </table:table-cell>
          <table:table-cell office:value-type="float" office:value="62">
            <text:p>62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7">
            <text:p>3637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6">
            <text:p>3636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9">
            <text:p>3639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9">
            <text:p>3639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8">
            <text:p>3638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40">
            <text:p>84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41">
            <text:p>3641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68">
            <text:p>3668</text:p>
          </table:table-cell>
          <table:table-cell office:value-type="float" office:value="62">
            <text:p>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71">
            <text:p>3671</text:p>
          </table:table-cell>
          <table:table-cell office:value-type="float" office:value="62">
            <text:p>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68">
            <text:p>3668</text:p>
          </table:table-cell>
          <table:table-cell office:value-type="float" office:value="62">
            <text:p>6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7">
            <text:p>777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5">
            <text:p>3645</text:p>
          </table:table-cell>
          <table:table-cell office:value-type="float" office:value="62">
            <text:p>6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7">
            <text:p>3647</text:p>
          </table:table-cell>
          <table:table-cell office:value-type="float" office:value="62">
            <text:p>6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7">
            <text:p>3647</text:p>
          </table:table-cell>
          <table:table-cell office:value-type="float" office:value="62">
            <text:p>6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51">
            <text:p>3651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51">
            <text:p>3651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04">
            <text:p>3804</text:p>
          </table:table-cell>
          <table:table-cell office:value-type="float" office:value="62">
            <text:p>62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6">
            <text:p>856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2">
            <text:p>3822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6">
            <text:p>88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5">
            <text:p>3865</text:p>
          </table:table-cell>
          <table:table-cell office:value-type="float" office:value="62">
            <text:p>62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6">
            <text:p>88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83">
            <text:p>3783</text:p>
          </table:table-cell>
          <table:table-cell office:value-type="float" office:value="62">
            <text:p>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81">
            <text:p>3781</text:p>
          </table:table-cell>
          <table:table-cell office:value-type="float" office:value="62">
            <text:p>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08">
            <text:p>3808</text:p>
          </table:table-cell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861">
            <text:p>861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94">
            <text:p>3794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864">
            <text:p>864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97">
            <text:p>3797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21">
            <text:p>3821</text:p>
          </table:table-cell>
          <table:table-cell office:value-type="float" office:value="62">
            <text:p>62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57">
            <text:p>957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49">
            <text:p>3849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76">
            <text:p>3776</text:p>
          </table:table-cell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49">
            <text:p>3849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87">
            <text:p>3887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87">
            <text:p>3887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99">
            <text:p>3899</text:p>
          </table:table-cell>
          <table:table-cell office:value-type="float" office:value="63">
            <text:p>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75">
            <text:p>3975</text:p>
          </table:table-cell>
          <table:table-cell office:value-type="float" office:value="64">
            <text:p>64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75">
            <text:p>3975</text:p>
          </table:table-cell>
          <table:table-cell office:value-type="float" office:value="64">
            <text:p>64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07">
            <text:p>907</text:p>
          </table:table-cell>
          <table:table-cell office:value-type="float" office:value="18">
            <text:p>18</text:p>
          </table:table-cell>
          <table:table-cell office:value-type="float" office:value="129">
            <text:p>129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75">
            <text:p>975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4044">
            <text:p>4044</text:p>
          </table:table-cell>
          <table:table-cell office:value-type="float" office:value="64">
            <text:p>64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11">
            <text:p>4211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5">
            <text:p>96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17">
            <text:p>111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275">
            <text:p>4275</text:p>
          </table:table-cell>
          <table:table-cell office:value-type="float" office:value="64">
            <text:p>64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82">
            <text:p>118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4341">
            <text:p>4341</text:p>
          </table:table-cell>
          <table:table-cell office:value-type="float" office:value="64">
            <text:p>6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82">
            <text:p>118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4341">
            <text:p>4341</text:p>
          </table:table-cell>
          <table:table-cell office:value-type="float" office:value="64">
            <text:p>6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882">
            <text:p>88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1157">
            <text:p>115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362">
            <text:p>4362</text:p>
          </table:table-cell>
          <table:table-cell office:value-type="float" office:value="64">
            <text:p>64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882">
            <text:p>88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825">
            <text:p>825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1157">
            <text:p>115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381">
            <text:p>4381</text:p>
          </table:table-cell>
          <table:table-cell office:value-type="float" office:value="64">
            <text:p>64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889">
            <text:p>889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825">
            <text:p>825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1157">
            <text:p>115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388">
            <text:p>4388</text:p>
          </table:table-cell>
          <table:table-cell office:value-type="float" office:value="64">
            <text:p>64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89">
            <text:p>889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19">
            <text:p>919</text:p>
          </table:table-cell>
          <table:table-cell office:value-type="float" office:value="18">
            <text:p>18</text:p>
          </table:table-cell>
          <table:table-cell office:value-type="float" office:value="129">
            <text:p>12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825">
            <text:p>825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1255">
            <text:p>1255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4512">
            <text:p>4512</text:p>
          </table:table-cell>
          <table:table-cell office:value-type="float" office:value="65">
            <text:p>65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89">
            <text:p>889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19">
            <text:p>919</text:p>
          </table:table-cell>
          <table:table-cell office:value-type="float" office:value="18">
            <text:p>18</text:p>
          </table:table-cell>
          <table:table-cell office:value-type="float" office:value="129">
            <text:p>12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office:value-type="float" office:value="1255">
            <text:p>1255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4535">
            <text:p>4535</text:p>
          </table:table-cell>
          <table:table-cell office:value-type="float" office:value="65">
            <text:p>65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89">
            <text:p>889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office:value-type="float" office:value="1264">
            <text:p>1264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4479">
            <text:p>4479</text:p>
          </table:table-cell>
          <table:table-cell office:value-type="float" office:value="65">
            <text:p>65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889">
            <text:p>889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office:value-type="float" office:value="1264">
            <text:p>1264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4479">
            <text:p>4479</text:p>
          </table:table-cell>
          <table:table-cell office:value-type="float" office:value="65">
            <text:p>65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97">
            <text:p>89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848">
            <text:p>848</text:p>
          </table:table-cell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office:value-type="float" office:value="1276">
            <text:p>127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4499">
            <text:p>4499</text:p>
          </table:table-cell>
          <table:table-cell office:value-type="float" office:value="65">
            <text:p>65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03">
            <text:p>903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297">
            <text:p>1297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616">
            <text:p>4616</text:p>
          </table:table-cell>
          <table:table-cell office:value-type="float" office:value="67">
            <text:p>67</text:p>
          </table:table-cell>
          <table:table-cell office:value-type="float" office:value="485">
            <text:p>485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2.L42" table:end-x="1.487cm" table:end-y="0.112cm" draw:z-index="0" draw:style-name="gr1" svg:width="26.326cm" svg:height="18.556cm" svg:x="0cm" svg:y="0cm">
              <draw:object draw:notify-on-update-of-ranges="Sheet1.A1:Sheet1.A1 Sheet1.A2:Sheet1.A223 Sheet1.B1:Sheet1.B1 Sheet1.B2:Sheet1.B223 Sheet1.E1:Sheet1.E1 Sheet1.E2:Sheet1.E223 Sheet1.H1:Sheet1.H1 Sheet1.H2:Sheet1.H223 Sheet1.K1:Sheet1.K1 Sheet1.K2:Sheet1.K223 Sheet1.N1:Sheet1.N1 Sheet1.N2:Sheet1.N223 Sheet1.Q1:Sheet1.Q1 Sheet1.Q2:Sheet1.Q223 Sheet1.T1:Sheet1.T1 Sheet1.T2:Sheet1.T223 Sheet1.W1:Sheet1.W1 Sheet1.W2:Sheet1.W2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3.Q28" table:end-x="0.134cm" table:end-y="0.451cm" draw:z-index="0" draw:style-name="gr1" svg:width="36.264cm" svg:height="12.597cm" svg:x="0cm" svg:y="0cm">
              <draw:object draw:notify-on-update-of-ranges="Sheet1.A2:Sheet1.A213 Sheet1.C1:Sheet1.C1 Sheet1.C2:Sheet1.C213 Sheet1.F1:Sheet1.F1 Sheet1.F2:Sheet1.F213 Sheet1.I1:Sheet1.I1 Sheet1.I2:Sheet1.I213 Sheet1.L1:Sheet1.L1 Sheet1.L2:Sheet1.L213 Sheet1.O1:Sheet1.O1 Sheet1.O2:Sheet1.O213 Sheet1.R1:Sheet1.R1 Sheet1.R2:Sheet1.R213 Sheet1.U1:Sheet1.U1 Sheet1.U2:Sheet1.U213 Sheet1.X1:Sheet1.X1 Sheet1.X2:Sheet1.X2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4.Q34" table:end-x="0.496cm" table:end-y="0.054cm" draw:z-index="0" draw:style-name="gr1" svg:width="36.626cm" svg:height="14.899cm" svg:x="0cm" svg:y="0cm">
              <draw:object draw:notify-on-update-of-ranges="Sheet1.A2:Sheet1.A213 Sheet1.D1:Sheet1.D1 Sheet1.D2:Sheet1.D213 Sheet1.G1:Sheet1.G1 Sheet1.G2:Sheet1.G213 Sheet1.J1:Sheet1.J1 Sheet1.J2:Sheet1.J213 Sheet1.M1:Sheet1.M1 Sheet1.M2:Sheet1.M213 Sheet1.P1:Sheet1.P1 Sheet1.P2:Sheet1.P213 Sheet1.S1:Sheet1.S1 Sheet1.S2:Sheet1.S213 Sheet1.V1:Sheet1.V1 Sheet1.V2:Sheet1.V213 Sheet1.Y1:Sheet1.Y1 Sheet1.Y2:Sheet1.Y2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pl" fo:country="PL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1">01.02.2009</text:date>, <text:time>00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Robert Pankowecki</meta:initial-creator>
    <meta:creation-date>2009-01-30T15:32:42</meta:creation-date>
    <dc:date>2009-02-01T00:41:10</dc:date>
    <meta:editing-cycles>7</meta:editing-cycles>
    <meta:editing-duration>PT01H30M41S</meta:editing-duration>
    <meta:document-statistic meta:table-count="4" meta:cell-count="5575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6434669494629pt" style:font-size-asian="11.6434669494629pt" style:font-size-complex="11.6434669494629pt"/>
    </style:style>
    <style:style style:name="ch3" style:family="chart">
      <style:graphic-properties draw:stroke="none" svg:stroke-color="#b3b3b3" draw:fill="none" draw:fill-color="#e6e6e6"/>
      <style:text-properties fo:font-size="7.16521072387695pt" style:font-size-asian="7.16521072387695pt" style:font-size-complex="7.16521072387695pt"/>
    </style:style>
    <style:style style:name="ch4" style:family="chart">
      <style:chart-properties chart:interpolation="cubic-splin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06086158752441pt" style:font-size-asian="8.06086158752441pt" style:font-size-complex="8.06086158752441pt"/>
    </style:style>
    <style:style style:name="ch7" style:family="chart">
      <style:chart-properties style:rotation-angle="90"/>
      <style:text-properties fo:font-size="8.06086158752441pt" style:font-size-asian="8.06086158752441pt" style:font-size-complex="8.06086158752441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6.327cm" svg:height="18.557cm" chart:class="chart:line" chart:style-name="ch1">
        <chart:title svg:x="11.324cm" svg:y="0.371cm" chart:style-name="ch2">
          <text:p>Logiczne Linie kodu</text:p>
        </chart:title>
        <chart:legend chart:legend-position="end" svg:x="22.679cm" svg:y="7.826cm" chart:style-name="ch3"/>
        <chart:plot-area chart:style-name="ch4" table:cell-range-address="Sheet1.A1:Sheet1.B223 Sheet1.E1:Sheet1.E223 Sheet1.H1:Sheet1.H223 Sheet1.K1:Sheet1.K223 Sheet1.N1:Sheet1.N223 Sheet1.Q1:Sheet1.Q223 Sheet1.T1:Sheet1.T223 Sheet1.W1:Sheet1.W223" chart:data-source-has-labels="both" svg:x="0.851cm" svg:y="1.193cm" svg:width="21.303cm" svg:height="16.452cm">
          <chart:axis chart:dimension="x" chart:name="primary-x" chart:style-name="ch5">
            <chart:title svg:x="10.889cm" svg:y="17.496cm" chart:style-name="ch6">
              <text:p>Numer rewizji</text:p>
            </chart:title>
            <chart:categories table:cell-range-address="Sheet1.A2:Sheet1.A223"/>
          </chart:axis>
          <chart:axis chart:dimension="y" chart:name="primary-y" chart:style-name="ch5">
            <chart:title svg:x="0.527cm" svg:y="9.583cm" chart:style-name="ch7">
              <text:p>Liczba</text:p>
            </chart:title>
            <chart:grid chart:style-name="ch8" chart:class="major"/>
          </chart:axis>
          <chart:series chart:style-name="ch9" chart:values-cell-range-address="Sheet1.B2:Sheet1.B223" chart:label-cell-address="Sheet1.B1:Sheet1.B1" chart:class="chart:line">
            <chart:data-point chart:repeated="222"/>
          </chart:series>
          <chart:series chart:style-name="ch10" chart:values-cell-range-address="Sheet1.E2:Sheet1.E223" chart:label-cell-address="Sheet1.E1:Sheet1.E1" chart:class="chart:line">
            <chart:data-point chart:repeated="222"/>
          </chart:series>
          <chart:series chart:style-name="ch11" chart:values-cell-range-address="Sheet1.H2:Sheet1.H223" chart:label-cell-address="Sheet1.H1:Sheet1.H1" chart:class="chart:line">
            <chart:data-point chart:repeated="222"/>
          </chart:series>
          <chart:series chart:style-name="ch12" chart:values-cell-range-address="Sheet1.K2:Sheet1.K223" chart:label-cell-address="Sheet1.K1:Sheet1.K1" chart:class="chart:line">
            <chart:data-point chart:repeated="222"/>
          </chart:series>
          <chart:series chart:style-name="ch13" chart:values-cell-range-address="Sheet1.N2:Sheet1.N223" chart:label-cell-address="Sheet1.N1:Sheet1.N1" chart:class="chart:line">
            <chart:data-point chart:repeated="222"/>
          </chart:series>
          <chart:series chart:style-name="ch14" chart:values-cell-range-address="Sheet1.Q2:Sheet1.Q223" chart:label-cell-address="Sheet1.Q1:Sheet1.Q1" chart:class="chart:line">
            <chart:data-point chart:repeated="222"/>
          </chart:series>
          <chart:series chart:style-name="ch15" chart:values-cell-range-address="Sheet1.T2:Sheet1.T223" chart:label-cell-address="Sheet1.T1:Sheet1.T1" chart:class="chart:line">
            <chart:data-point chart:repeated="222"/>
          </chart:series>
          <chart:series chart:style-name="ch16" chart:values-cell-range-address="Sheet1.W2:Sheet1.W223" chart:label-cell-address="Sheet1.W1:Sheet1.W1" chart:class="chart:line">
            <chart:data-point chart:repeated="22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ControllersLOC</text:p>
              </table:table-cell>
              <table:table-cell office:value-type="string">
                <text:p text:id="Sheet1.E1:Sheet1.E1">HelpersLOC</text:p>
              </table:table-cell>
              <table:table-cell office:value-type="string">
                <text:p text:id="Sheet1.H1:Sheet1.H1">ModelsLOC</text:p>
              </table:table-cell>
              <table:table-cell office:value-type="string">
                <text:p text:id="Sheet1.K1:Sheet1.K1">LibrariesLOC</text:p>
              </table:table-cell>
              <table:table-cell office:value-type="string">
                <text:p text:id="Sheet1.N1:Sheet1.N1">IntegrationTestsLOC</text:p>
              </table:table-cell>
              <table:table-cell office:value-type="string">
                <text:p text:id="Sheet1.Q1:Sheet1.Q1">FunctionalTestLOC</text:p>
              </table:table-cell>
              <table:table-cell office:value-type="string">
                <text:p text:id="Sheet1.T1:Sheet1.T1">UnitTestsLOC</text:p>
              </table:table-cell>
              <table:table-cell office:value-type="string">
                <text:p text:id="Sheet1.W1:Sheet1.W1">TotalLOC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23">4</text:p>
              </table:table-cell>
              <table:table-cell office:value-type="float" office:value="775">
                <text:p text:id="Sheet1.B2:Sheet1.B223">775</text:p>
              </table:table-cell>
              <table:table-cell office:value-type="float" office:value="14">
                <text:p text:id="Sheet1.E2:Sheet1.E223">14</text:p>
              </table:table-cell>
              <table:table-cell office:value-type="float" office:value="504">
                <text:p text:id="Sheet1.H2:Sheet1.H223">504</text:p>
              </table:table-cell>
              <table:table-cell office:value-type="float" office:value="0">
                <text:p text:id="Sheet1.K2:Sheet1.K223">0</text:p>
              </table:table-cell>
              <table:table-cell office:value-type="float" office:value="0">
                <text:p text:id="Sheet1.N2:Sheet1.N223">0</text:p>
              </table:table-cell>
              <table:table-cell office:value-type="float" office:value="396">
                <text:p text:id="Sheet1.Q2:Sheet1.Q223">396</text:p>
              </table:table-cell>
              <table:table-cell office:value-type="float" office:value="94">
                <text:p text:id="Sheet1.T2:Sheet1.T223">94</text:p>
              </table:table-cell>
              <table:table-cell office:value-type="float" office:value="1783">
                <text:p text:id="Sheet1.W2:Sheet1.W223">1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67">
                <text:p>26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67">
                <text:p>26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85">
                <text:p>28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91">
                <text:p>29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91">
                <text:p>291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5">
                <text:p>855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36">
                <text:p>6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33">
                <text:p>333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6">
                <text:p>65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73">
                <text:p>373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80">
                <text:p>68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48">
                <text:p>448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63">
                <text:p>463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4">
                <text:p>24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87">
                <text:p>687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87">
                <text:p>687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7">
                <text:p>777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51">
                <text:p>151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531">
                <text:p>53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6">
                <text:p>776</text:p>
              </table:table-cell>
              <table:table-cell office:value-type="float" office:value="50">
                <text:p>50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219">
                <text:p>219</text:p>
              </table:table-cell>
              <table:table-cell office:value-type="float" office:value="531">
                <text:p>531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2">
                <text:p>772</text:p>
              </table:table-cell>
              <table:table-cell office:value-type="float" office:value="84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530">
                <text:p>5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2">
                <text:p>772</text:p>
              </table:table-cell>
              <table:table-cell office:value-type="float" office:value="84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530">
                <text:p>5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585">
                <text:p>585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14">
                <text:p>414</text:p>
              </table:table-cell>
              <table:table-cell office:value-type="float" office:value="765">
                <text:p>76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09">
                <text:p>409</text:p>
              </table:table-cell>
              <table:table-cell office:value-type="float" office:value="765">
                <text:p>765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3">
                <text:p>853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15">
                <text:p>415</text:p>
              </table:table-cell>
              <table:table-cell office:value-type="float" office:value="765">
                <text:p>76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">
                <text:p>849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51">
                <text:p>451</text:p>
              </table:table-cell>
              <table:table-cell office:value-type="float" office:value="765">
                <text:p>765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9">
                <text:p>849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59">
                <text:p>459</text:p>
              </table:table-cell>
              <table:table-cell office:value-type="float" office:value="765">
                <text:p>76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9">
                <text:p>849</text:p>
              </table:table-cell>
              <table:table-cell office:value-type="float" office:value="89">
                <text:p>89</text:p>
              </table:table-cell>
              <table:table-cell office:value-type="float" office:value="623">
                <text:p>623</text:p>
              </table:table-cell>
              <table:table-cell office:value-type="float" office:value="154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7">
                <text:p>847</text:p>
              </table:table-cell>
              <table:table-cell office:value-type="float" office:value="89">
                <text:p>89</text:p>
              </table:table-cell>
              <table:table-cell office:value-type="float" office:value="623">
                <text:p>623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8">
                <text:p>858</text:p>
              </table:table-cell>
              <table:table-cell office:value-type="float" office:value="167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9">
                <text:p>879</text:p>
              </table:table-cell>
              <table:table-cell office:value-type="float" office:value="167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">
                <text:p>891</text:p>
              </table:table-cell>
              <table:table-cell office:value-type="float" office:value="194">
                <text:p>194</text:p>
              </table:table-cell>
              <table:table-cell office:value-type="float" office:value="624">
                <text:p>624</text:p>
              </table:table-cell>
              <table:table-cell office:value-type="float" office:value="181">
                <text:p>181</text:p>
              </table:table-cell>
              <table:table-cell office:value-type="float" office:value="21">
                <text:p>21</text:p>
              </table:table-cell>
              <table:table-cell office:value-type="float" office:value="513">
                <text:p>513</text:p>
              </table:table-cell>
              <table:table-cell office:value-type="float" office:value="765">
                <text:p>765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6">
                <text:p>876</text:p>
              </table:table-cell>
              <table:table-cell office:value-type="float" office:value="202">
                <text:p>202</text:p>
              </table:table-cell>
              <table:table-cell office:value-type="float" office:value="658">
                <text:p>658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509">
                <text:p>509</text:p>
              </table:table-cell>
              <table:table-cell office:value-type="float" office:value="751">
                <text:p>751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02">
                <text:p>202</text:p>
              </table:table-cell>
              <table:table-cell office:value-type="float" office:value="661">
                <text:p>66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7">
                <text:p>647</text:p>
              </table:table-cell>
              <table:table-cell office:value-type="float" office:value="751">
                <text:p>751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0">
                <text:p>920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7">
                <text:p>947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59">
                <text:p>65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58">
                <text:p>658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86">
                <text:p>6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5">
                <text:p>755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7">
                <text:p>947</text:p>
              </table:table-cell>
              <table:table-cell office:value-type="float" office:value="200">
                <text:p>200</text:p>
              </table:table-cell>
              <table:table-cell office:value-type="float" office:value="696">
                <text:p>69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9">
                <text:p>649</text:p>
              </table:table-cell>
              <table:table-cell office:value-type="float" office:value="755">
                <text:p>75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696">
                <text:p>69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55">
                <text:p>75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0">
                <text:p>71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55">
                <text:p>75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9">
                <text:p>71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68">
                <text:p>768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9">
                <text:p>71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73">
                <text:p>773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66">
                <text:p>76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93">
                <text:p>793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7">
                <text:p>837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7">
                <text:p>837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40">
                <text:p>84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78">
                <text:p>678</text:p>
              </table:table-cell>
              <table:table-cell office:value-type="float" office:value="848">
                <text:p>84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6">
                <text:p>926</text:p>
              </table:table-cell>
              <table:table-cell office:value-type="float" office:value="210">
                <text:p>210</text:p>
              </table:table-cell>
              <table:table-cell office:value-type="float" office:value="777">
                <text:p>77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8">
                <text:p>918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18">
                <text:p>918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2">
                <text:p>922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2">
                <text:p>922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924">
                <text:p>92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6">
                <text:p>85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6">
                <text:p>8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8">
                <text:p>848</text:p>
              </table:table-cell>
              <table:table-cell office:value-type="float" office:value="216">
                <text:p>216</text:p>
              </table:table-cell>
              <table:table-cell office:value-type="float" office:value="886">
                <text:p>8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8">
                <text:p>848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5">
                <text:p>875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1">
                <text:p>861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4">
                <text:p>864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7">
                <text:p>877</text:p>
              </table:table-cell>
              <table:table-cell office:value-type="float" office:value="227">
                <text:p>227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">
                <text:p>837</text:p>
              </table:table-cell>
              <table:table-cell office:value-type="float" office:value="222">
                <text:p>222</text:p>
              </table:table-cell>
              <table:table-cell office:value-type="float" office:value="957">
                <text:p>95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7">
                <text:p>837</text:p>
              </table:table-cell>
              <table:table-cell office:value-type="float" office:value="222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7">
                <text:p>837</text:p>
              </table:table-cell>
              <table:table-cell office:value-type="float" office:value="223">
                <text:p>223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6">
                <text:p>866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6">
                <text:p>866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22">
                <text:p>722</text:p>
              </table:table-cell>
              <table:table-cell office:value-type="float" office:value="929">
                <text:p>92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907">
                <text:p>907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75">
                <text:p>975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058">
                <text:p>1058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5">
                <text:p>965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17">
                <text:p>111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82">
                <text:p>1182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82">
                <text:p>1182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82">
                <text:p>882</text:p>
              </table:table-cell>
              <table:table-cell office:value-type="float" office:value="252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806">
                <text:p>806</text:p>
              </table:table-cell>
              <table:table-cell office:value-type="float" office:value="1157">
                <text:p>1157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2">
                <text:p>882</text:p>
              </table:table-cell>
              <table:table-cell office:value-type="float" office:value="252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825">
                <text:p>825</text:p>
              </table:table-cell>
              <table:table-cell office:value-type="float" office:value="1157">
                <text:p>1157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9">
                <text:p>889</text:p>
              </table:table-cell>
              <table:table-cell office:value-type="float" office:value="252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825">
                <text:p>825</text:p>
              </table:table-cell>
              <table:table-cell office:value-type="float" office:value="1157">
                <text:p>1157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89">
                <text:p>889</text:p>
              </table:table-cell>
              <table:table-cell office:value-type="float" office:value="252">
                <text:p>252</text:p>
              </table:table-cell>
              <table:table-cell office:value-type="float" office:value="919">
                <text:p>919</text:p>
              </table:table-cell>
              <table:table-cell office:value-type="float" office:value="351">
                <text:p>351</text:p>
              </table:table-cell>
              <table:table-cell office:value-type="float" office:value="21">
                <text:p>21</text:p>
              </table:table-cell>
              <table:table-cell office:value-type="float" office:value="825">
                <text:p>825</text:p>
              </table:table-cell>
              <table:table-cell office:value-type="float" office:value="1255">
                <text:p>1255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9">
                <text:p>889</text:p>
              </table:table-cell>
              <table:table-cell office:value-type="float" office:value="252">
                <text:p>252</text:p>
              </table:table-cell>
              <table:table-cell office:value-type="float" office:value="919">
                <text:p>919</text:p>
              </table:table-cell>
              <table:table-cell office:value-type="float" office:value="351">
                <text:p>351</text:p>
              </table:table-cell>
              <table:table-cell office:value-type="float" office:value="21">
                <text:p>21</text:p>
              </table:table-cell>
              <table:table-cell office:value-type="float" office:value="848">
                <text:p>848</text:p>
              </table:table-cell>
              <table:table-cell office:value-type="float" office:value="1255">
                <text:p>1255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9">
                <text:p>889</text:p>
              </table:table-cell>
              <table:table-cell office:value-type="float" office:value="252">
                <text:p>252</text:p>
              </table:table-cell>
              <table:table-cell office:value-type="float" office:value="854">
                <text:p>854</text:p>
              </table:table-cell>
              <table:table-cell office:value-type="float" office:value="351">
                <text:p>351</text:p>
              </table:table-cell>
              <table:table-cell office:value-type="float" office:value="21">
                <text:p>21</text:p>
              </table:table-cell>
              <table:table-cell office:value-type="float" office:value="848">
                <text:p>848</text:p>
              </table:table-cell>
              <table:table-cell office:value-type="float" office:value="1264">
                <text:p>126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9">
                <text:p>889</text:p>
              </table:table-cell>
              <table:table-cell office:value-type="float" office:value="252">
                <text:p>252</text:p>
              </table:table-cell>
              <table:table-cell office:value-type="float" office:value="854">
                <text:p>854</text:p>
              </table:table-cell>
              <table:table-cell office:value-type="float" office:value="351">
                <text:p>351</text:p>
              </table:table-cell>
              <table:table-cell office:value-type="float" office:value="21">
                <text:p>21</text:p>
              </table:table-cell>
              <table:table-cell office:value-type="float" office:value="848">
                <text:p>848</text:p>
              </table:table-cell>
              <table:table-cell office:value-type="float" office:value="1264">
                <text:p>126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7">
                <text:p>897</text:p>
              </table:table-cell>
              <table:table-cell office:value-type="float" office:value="252">
                <text:p>252</text:p>
              </table:table-cell>
              <table:table-cell office:value-type="float" office:value="854">
                <text:p>854</text:p>
              </table:table-cell>
              <table:table-cell office:value-type="float" office:value="351">
                <text:p>351</text:p>
              </table:table-cell>
              <table:table-cell office:value-type="float" office:value="21">
                <text:p>21</text:p>
              </table:table-cell>
              <table:table-cell office:value-type="float" office:value="848">
                <text:p>848</text:p>
              </table:table-cell>
              <table:table-cell office:value-type="float" office:value="1276">
                <text:p>1276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57">
                <text:p>957</text:p>
              </table:table-cell>
              <table:table-cell office:value-type="float" office:value="252">
                <text:p>252</text:p>
              </table:table-cell>
              <table:table-cell office:value-type="float" office:value="903">
                <text:p>903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297">
                <text:p>1297</text:p>
              </table:table-cell>
              <table:table-cell office:value-type="float" office:value="4616">
                <text:p>4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36.265cm" svg:height="14.021cm" chart:class="chart:line" chart:style-name="ch1">
        <chart:title svg:x="16.982cm" svg:y="0.281cm" chart:style-name="ch2">
          <text:p>Liczba Klas</text:p>
        </chart:title>
        <chart:legend chart:legend-position="end" svg:x="31.74cm" svg:y="5.1cm" chart:style-name="ch3"/>
        <chart:plot-area chart:style-name="ch4" table:cell-range-address="Sheet1.A2:Sheet1.A213 Sheet1.C1:Sheet1.C213 Sheet1.F1:Sheet1.F213 Sheet1.I1:Sheet1.I213 Sheet1.L1:Sheet1.L213 Sheet1.O1:Sheet1.O213 Sheet1.R1:Sheet1.R213 Sheet1.U1:Sheet1.U213 Sheet1.X1:Sheet1.X213" chart:data-source-has-labels="both" svg:x="1.249cm" svg:y="1.142cm" svg:width="29.768cm" svg:height="12.237cm">
          <chart:axis chart:dimension="x" chart:name="primary-x" chart:style-name="ch5">
            <chart:title svg:x="15.456cm" svg:y="13.036cm" chart:style-name="ch6">
              <text:p>Numer rewizji</text:p>
            </chart:title>
            <chart:categories table:cell-range-address="Sheet1.A2:Sheet1.A213"/>
          </chart:axis>
          <chart:axis chart:dimension="y" chart:name="primary-y" chart:style-name="ch5">
            <chart:title svg:x="0.725cm" svg:y="7.425cm" chart:style-name="ch7">
              <text:p>Liczba</text:p>
            </chart:title>
            <chart:grid chart:style-name="ch8" chart:class="major"/>
          </chart:axis>
          <chart:series chart:style-name="ch9" chart:values-cell-range-address="Sheet1.C2:Sheet1.C213" chart:label-cell-address="Sheet1.C1:Sheet1.C1" chart:class="chart:line">
            <chart:data-point chart:repeated="212"/>
          </chart:series>
          <chart:series chart:style-name="ch10" chart:values-cell-range-address="Sheet1.F2:Sheet1.F213" chart:label-cell-address="Sheet1.F1:Sheet1.F1" chart:class="chart:line">
            <chart:data-point chart:repeated="212"/>
          </chart:series>
          <chart:series chart:style-name="ch11" chart:values-cell-range-address="Sheet1.I2:Sheet1.I213" chart:label-cell-address="Sheet1.I1:Sheet1.I1" chart:class="chart:line">
            <chart:data-point chart:repeated="212"/>
          </chart:series>
          <chart:series chart:style-name="ch12" chart:values-cell-range-address="Sheet1.L2:Sheet1.L213" chart:label-cell-address="Sheet1.L1:Sheet1.L1" chart:class="chart:line">
            <chart:data-point chart:repeated="212"/>
          </chart:series>
          <chart:series chart:style-name="ch13" chart:values-cell-range-address="Sheet1.O2:Sheet1.O213" chart:label-cell-address="Sheet1.O1:Sheet1.O1" chart:class="chart:line">
            <chart:data-point chart:repeated="212"/>
          </chart:series>
          <chart:series chart:style-name="ch14" chart:values-cell-range-address="Sheet1.R2:Sheet1.R213" chart:label-cell-address="Sheet1.R1:Sheet1.R1" chart:class="chart:line">
            <chart:data-point chart:repeated="212"/>
          </chart:series>
          <chart:series chart:style-name="ch15" chart:values-cell-range-address="Sheet1.U2:Sheet1.U213" chart:label-cell-address="Sheet1.U1:Sheet1.U1" chart:class="chart:line">
            <chart:data-point chart:repeated="212"/>
          </chart:series>
          <chart:series chart:style-name="ch16" chart:values-cell-range-address="Sheet1.X2:Sheet1.X213" chart:label-cell-address="Sheet1.X1:Sheet1.X1" chart:class="chart:line">
            <chart:data-point chart:repeated="2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ControllersClasses</text:p>
              </table:table-cell>
              <table:table-cell office:value-type="string">
                <text:p text:id="Sheet1.F1:Sheet1.F1">HelpersClasses</text:p>
              </table:table-cell>
              <table:table-cell office:value-type="string">
                <text:p text:id="Sheet1.I1:Sheet1.I1">ModelsClasses</text:p>
              </table:table-cell>
              <table:table-cell office:value-type="string">
                <text:p text:id="Sheet1.L1:Sheet1.L1">LibrariesClasses</text:p>
              </table:table-cell>
              <table:table-cell office:value-type="string">
                <text:p text:id="Sheet1.O1:Sheet1.O1">IntegrationTestsClasses</text:p>
              </table:table-cell>
              <table:table-cell office:value-type="string">
                <text:p text:id="Sheet1.R1:Sheet1.R1">FunctionalTestClasses</text:p>
              </table:table-cell>
              <table:table-cell office:value-type="string">
                <text:p text:id="Sheet1.U1:Sheet1.U1">UnitTestsClasses</text:p>
              </table:table-cell>
              <table:table-cell office:value-type="string">
                <text:p text:id="Sheet1.X1:Sheet1.X1">TotalClass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13">4</text:p>
              </table:table-cell>
              <table:table-cell office:value-type="float" office:value="6">
                <text:p text:id="Sheet1.C2:Sheet1.C213">6</text:p>
              </table:table-cell>
              <table:table-cell office:value-type="float" office:value="0">
                <text:p text:id="Sheet1.F2:Sheet1.F213">0</text:p>
              </table:table-cell>
              <table:table-cell office:value-type="float" office:value="7">
                <text:p text:id="Sheet1.I2:Sheet1.I213">7</text:p>
              </table:table-cell>
              <table:table-cell office:value-type="float" office:value="0">
                <text:p text:id="Sheet1.L2:Sheet1.L213">0</text:p>
              </table:table-cell>
              <table:table-cell office:value-type="float" office:value="0">
                <text:p text:id="Sheet1.O2:Sheet1.O213">0</text:p>
              </table:table-cell>
              <table:table-cell office:value-type="float" office:value="12">
                <text:p text:id="Sheet1.R2:Sheet1.R213">12</text:p>
              </table:table-cell>
              <table:table-cell office:value-type="float" office:value="7">
                <text:p text:id="Sheet1.U2:Sheet1.U213">7</text:p>
              </table:table-cell>
              <table:table-cell office:value-type="float" office:value="32">
                <text:p text:id="Sheet1.X2:Sheet1.X213"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50514793396pt" style:font-size-asian="13.50514793396pt" style:font-size-complex="13.50514793396pt"/>
    </style:style>
    <style:style style:name="ch3" style:family="chart">
      <style:graphic-properties draw:stroke="none" svg:stroke-color="#b3b3b3" draw:fill="none" draw:fill-color="#e6e6e6"/>
      <style:text-properties fo:font-size="8.3108606338501pt" style:font-size-asian="8.3108606338501pt" style:font-size-complex="8.3108606338501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.34971809387207pt" style:font-size-asian="9.34971809387207pt" style:font-size-complex="9.34971809387207pt"/>
    </style:style>
    <style:style style:name="ch7" style:family="chart">
      <style:chart-properties style:rotation-angle="90"/>
      <style:text-properties fo:font-size="9.34971809387207pt" style:font-size-asian="9.34971809387207pt" style:font-size-complex="9.34971809387207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36.627cm" svg:height="16.64cm" chart:class="chart:line" chart:style-name="ch1">
        <chart:title svg:x="15.702cm" svg:y="0.334cm" chart:style-name="ch2">
          <text:p>Liczba metod w projekcie</text:p>
        </chart:title>
        <chart:legend chart:legend-position="end" svg:x="31.894cm" svg:y="6.06cm" chart:style-name="ch3"/>
        <chart:plot-area chart:style-name="ch4" table:cell-range-address="Sheet1.A2:Sheet1.A213 Sheet1.D1:Sheet1.D213 Sheet1.G1:Sheet1.G213 Sheet1.J1:Sheet1.J213 Sheet1.M1:Sheet1.M213 Sheet1.P1:Sheet1.P213 Sheet1.S1:Sheet1.S213 Sheet1.V1:Sheet1.V213 Sheet1.Y1:Sheet1.Y213" chart:data-source-has-labels="both" svg:x="1.254cm" svg:y="1.353cm" svg:width="29.905cm" svg:height="14.525cm">
          <chart:axis chart:dimension="x" chart:name="primary-x" chart:style-name="ch5">
            <chart:title svg:x="15.505cm" svg:y="15.474cm" chart:style-name="ch6">
              <text:p>Numer rewizji</text:p>
            </chart:title>
            <chart:categories table:cell-range-address="Sheet1.A2:Sheet1.A213"/>
          </chart:axis>
          <chart:axis chart:dimension="y" chart:name="primary-y" chart:style-name="ch5">
            <chart:title svg:x="0.734cm" svg:y="8.811cm" chart:style-name="ch7">
              <text:p>Liczba</text:p>
            </chart:title>
            <chart:grid chart:style-name="ch8" chart:class="major"/>
          </chart:axis>
          <chart:series chart:style-name="ch9" chart:values-cell-range-address="Sheet1.D2:Sheet1.D213" chart:label-cell-address="Sheet1.D1:Sheet1.D1" chart:class="chart:line">
            <chart:data-point chart:repeated="212"/>
          </chart:series>
          <chart:series chart:style-name="ch10" chart:values-cell-range-address="Sheet1.G2:Sheet1.G213" chart:label-cell-address="Sheet1.G1:Sheet1.G1" chart:class="chart:line">
            <chart:data-point chart:repeated="212"/>
          </chart:series>
          <chart:series chart:style-name="ch11" chart:values-cell-range-address="Sheet1.J2:Sheet1.J213" chart:label-cell-address="Sheet1.J1:Sheet1.J1" chart:class="chart:line">
            <chart:data-point chart:repeated="212"/>
          </chart:series>
          <chart:series chart:style-name="ch12" chart:values-cell-range-address="Sheet1.M2:Sheet1.M213" chart:label-cell-address="Sheet1.M1:Sheet1.M1" chart:class="chart:line">
            <chart:data-point chart:repeated="212"/>
          </chart:series>
          <chart:series chart:style-name="ch13" chart:values-cell-range-address="Sheet1.P2:Sheet1.P213" chart:label-cell-address="Sheet1.P1:Sheet1.P1" chart:class="chart:line">
            <chart:data-point chart:repeated="212"/>
          </chart:series>
          <chart:series chart:style-name="ch14" chart:values-cell-range-address="Sheet1.S2:Sheet1.S213" chart:label-cell-address="Sheet1.S1:Sheet1.S1" chart:class="chart:line">
            <chart:data-point chart:repeated="212"/>
          </chart:series>
          <chart:series chart:style-name="ch15" chart:values-cell-range-address="Sheet1.V2:Sheet1.V213" chart:label-cell-address="Sheet1.V1:Sheet1.V1" chart:class="chart:line">
            <chart:data-point chart:repeated="212"/>
          </chart:series>
          <chart:series chart:style-name="ch16" chart:values-cell-range-address="Sheet1.Y2:Sheet1.Y213" chart:label-cell-address="Sheet1.Y1:Sheet1.Y1" chart:class="chart:line">
            <chart:data-point chart:repeated="2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:Sheet1.D1">ControllersMethods</text:p>
              </table:table-cell>
              <table:table-cell office:value-type="string">
                <text:p text:id="Sheet1.G1:Sheet1.G1">HelpersMethods</text:p>
              </table:table-cell>
              <table:table-cell office:value-type="string">
                <text:p text:id="Sheet1.J1:Sheet1.J1">ModelsMethods</text:p>
              </table:table-cell>
              <table:table-cell office:value-type="string">
                <text:p text:id="Sheet1.M1:Sheet1.M1">LibrariesMethods</text:p>
              </table:table-cell>
              <table:table-cell office:value-type="string">
                <text:p text:id="Sheet1.P1:Sheet1.P1">IntegrationTestsMethods</text:p>
              </table:table-cell>
              <table:table-cell office:value-type="string">
                <text:p text:id="Sheet1.S1:Sheet1.S1">FunctionalTestMethods</text:p>
              </table:table-cell>
              <table:table-cell office:value-type="string">
                <text:p text:id="Sheet1.V1:Sheet1.V1">UnitTestsMethods</text:p>
              </table:table-cell>
              <table:table-cell office:value-type="string">
                <text:p text:id="Sheet1.Y1:Sheet1.Y1">TotalMethod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13">4</text:p>
              </table:table-cell>
              <table:table-cell office:value-type="float" office:value="70">
                <text:p text:id="Sheet1.D2:Sheet1.D213">70</text:p>
              </table:table-cell>
              <table:table-cell office:value-type="float" office:value="0">
                <text:p text:id="Sheet1.G2:Sheet1.G213">0</text:p>
              </table:table-cell>
              <table:table-cell office:value-type="float" office:value="69">
                <text:p text:id="Sheet1.J2:Sheet1.J213">69</text:p>
              </table:table-cell>
              <table:table-cell office:value-type="float" office:value="0">
                <text:p text:id="Sheet1.M2:Sheet1.M213">0</text:p>
              </table:table-cell>
              <table:table-cell office:value-type="float" office:value="0">
                <text:p text:id="Sheet1.P2:Sheet1.P213">0</text:p>
              </table:table-cell>
              <table:table-cell office:value-type="float" office:value="60">
                <text:p text:id="Sheet1.S2:Sheet1.S213">60</text:p>
              </table:table-cell>
              <table:table-cell office:value-type="float" office:value="13">
                <text:p text:id="Sheet1.V2:Sheet1.V213">13</text:p>
              </table:table-cell>
              <table:table-cell office:value-type="float" office:value="212">
                <text:p text:id="Sheet1.Y2:Sheet1.Y213"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105">
                <text:p>10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7">
                <text:p>11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31">
                <text:p>13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